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71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AR PL UKai C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AR PL UKai C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AR PL UKai C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replace cols with row and visversa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formula="of:=ROUND(SIN(ROW()/(10000^(2*COLUMN()/10)));6)" office:value-type="float" office:value="0.157827" calcext:value-type="float">
            <text:p>0.157827</text:p>
          </table:table-cell>
          <table:table-cell table:formula="of:=ROUND(SIN(ROW()/(10000^(2*COLUMN()/10)));6)" office:value-type="float" office:value="0.025116" calcext:value-type="float">
            <text:p>0.025116</text:p>
          </table:table-cell>
          <table:table-cell table:formula="of:=ROUND(SIN(ROW()/(10000^(2*COLUMN()/10)));6)" office:value-type="float" office:value="0.003981" calcext:value-type="float">
            <text:p>0.003981</text:p>
          </table:table-cell>
          <table:table-cell table:formula="of:=ROUND(SIN(ROW()/(10000^(2*COLUMN()/10)));6)" office:value-type="float" office:value="0.000631" calcext:value-type="float">
            <text:p>0.000631</text:p>
          </table:table-cell>
          <table:table-cell table:formula="of:=ROUND(SIN(ROW()/(10000^(2*COLUMN()/10)));6)" office:value-type="float" office:value="0.0001" calcext:value-type="float">
            <text:p>0.0001</text:p>
          </table:table-cell>
          <table:table-cell table:formula="of:=ROUND(SIN(ROW()/(10000^(2*COLUMN()/10)));6)" office:value-type="float" office:value="0.000016" calcext:value-type="float">
            <text:p>1.6E-05</text:p>
          </table:table-cell>
          <table:table-cell table:formula="of:=ROUND(SIN(ROW()/(10000^(2*COLUMN()/10)));6)" office:value-type="float" office:value="0.000003" calcext:value-type="float">
            <text:p>3E-06</text:p>
          </table:table-cell>
          <table:table-cell table:formula="of:=ROUND(SIN(ROW()/(10000^(2*COLUMN()/10)));6)" office:value-type="float" office:value="0" calcext:value-type="float">
            <text:p>0</text:p>
          </table:table-cell>
          <table:table-cell table:formula="of:=ROUND(SIN(ROW()/(10000^(2*COLUMN()/10)));6)" office:value-type="float" office:value="0" calcext:value-type="float">
            <text:p>0</text:p>
          </table:table-cell>
          <table:table-cell table:formula="of:=ROUND(SIN(ROW()/(10000^(2*COLUMN()/10)));6)" office:value-type="float" office:value="0" calcext:value-type="float">
            <text:p>0</text:p>
          </table:table-cell>
        </table:table-row>
        <table:table-row table:style-name="ro1">
          <table:table-cell table:formula="of:=ROUND(COS(ROW()/(10000^(2*COLUMN()/10)));6)" office:value-type="float" office:value="0.950182" calcext:value-type="float">
            <text:p>0.950182</text:p>
          </table:table-cell>
          <table:table-cell table:formula="of:=ROUND(COS(ROW()/(10000^(2*COLUMN()/10)));6)" office:value-type="float" office:value="0.998738" calcext:value-type="float">
            <text:p>0.998738</text:p>
          </table:table-cell>
          <table:table-cell table:formula="of:=ROUND(COS(ROW()/(10000^(2*COLUMN()/10)));6)" office:value-type="float" office:value="0.999968" calcext:value-type="float">
            <text:p>0.999968</text:p>
          </table:table-cell>
          <table:table-cell table:formula="of:=ROUND(COS(ROW()/(10000^(2*COLUMN()/10)));6)" office:value-type="float" office:value="0.999999" calcext:value-type="float">
            <text:p>0.999999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</table:table-row>
        <table:table-row table:style-name="ro1">
          <table:table-cell table:formula="of:=ROUND(SIN(ROW()/(10000^(2*COLUMN()/10)));6)" office:value-type="float" office:value="0.457755" calcext:value-type="float">
            <text:p>0.457755</text:p>
          </table:table-cell>
          <table:table-cell table:formula="of:=ROUND(SIN(ROW()/(10000^(2*COLUMN()/10)));6)" office:value-type="float" office:value="0.075285" calcext:value-type="float">
            <text:p>0.075285</text:p>
          </table:table-cell>
          <table:table-cell table:formula="of:=ROUND(SIN(ROW()/(10000^(2*COLUMN()/10)));6)" office:value-type="float" office:value="0.011943" calcext:value-type="float">
            <text:p>0.011943</text:p>
          </table:table-cell>
          <table:table-cell table:formula="of:=ROUND(SIN(ROW()/(10000^(2*COLUMN()/10)));6)" office:value-type="float" office:value="0.001893" calcext:value-type="float">
            <text:p>0.001893</text:p>
          </table:table-cell>
          <table:table-cell table:formula="of:=ROUND(SIN(ROW()/(10000^(2*COLUMN()/10)));6)" office:value-type="float" office:value="0.0003" calcext:value-type="float">
            <text:p>0.0003</text:p>
          </table:table-cell>
          <table:table-cell table:formula="of:=ROUND(SIN(ROW()/(10000^(2*COLUMN()/10)));6)" office:value-type="float" office:value="0.000048" calcext:value-type="float">
            <text:p>4.8E-05</text:p>
          </table:table-cell>
          <table:table-cell table:formula="of:=ROUND(SIN(ROW()/(10000^(2*COLUMN()/10)));6)" office:value-type="float" office:value="0.000008" calcext:value-type="float">
            <text:p>8E-06</text:p>
          </table:table-cell>
          <table:table-cell table:formula="of:=ROUND(SIN(ROW()/(10000^(2*COLUMN()/10)));6)" office:value-type="float" office:value="0.000001" calcext:value-type="float">
            <text:p>1E-06</text:p>
          </table:table-cell>
          <table:table-cell table:formula="of:=ROUND(SIN(ROW()/(10000^(2*COLUMN()/10)));6)" office:value-type="float" office:value="0" calcext:value-type="float">
            <text:p>0</text:p>
          </table:table-cell>
          <table:table-cell table:formula="of:=ROUND(SIN(ROW()/(10000^(2*COLUMN()/10)));6)" office:value-type="float" office:value="0" calcext:value-type="float">
            <text:p>0</text:p>
          </table:table-cell>
        </table:table-row>
        <table:table-row table:style-name="ro1">
          <table:table-cell table:formula="of:=ROUND(COS(ROW()/(10000^(2*COLUMN()/10)));6)" office:value-type="float" office:value="0.80569" calcext:value-type="float">
            <text:p>0.80569</text:p>
          </table:table-cell>
          <table:table-cell table:formula="of:=ROUND(COS(ROW()/(10000^(2*COLUMN()/10)));6)" office:value-type="float" office:value="0.994957" calcext:value-type="float">
            <text:p>0.994957</text:p>
          </table:table-cell>
          <table:table-cell table:formula="of:=ROUND(COS(ROW()/(10000^(2*COLUMN()/10)));6)" office:value-type="float" office:value="0.999873" calcext:value-type="float">
            <text:p>0.999873</text:p>
          </table:table-cell>
          <table:table-cell table:formula="of:=ROUND(COS(ROW()/(10000^(2*COLUMN()/10)));6)" office:value-type="float" office:value="0.999997" calcext:value-type="float">
            <text:p>0.999997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</table:table-row>
        <table:table-row table:style-name="ro1">
          <table:table-cell table:formula="of:=ROUND(SIN(ROW()/(10000^(2*COLUMN()/10)));6)" office:value-type="float" office:value="0.712073" calcext:value-type="float">
            <text:p>0.712073</text:p>
          </table:table-cell>
          <table:table-cell table:formula="of:=ROUND(SIN(ROW()/(10000^(2*COLUMN()/10)));6)" office:value-type="float" office:value="0.125264" calcext:value-type="float">
            <text:p>0.125264</text:p>
          </table:table-cell>
          <table:table-cell table:formula="of:=ROUND(SIN(ROW()/(10000^(2*COLUMN()/10)));6)" office:value-type="float" office:value="0.019904" calcext:value-type="float">
            <text:p>0.019904</text:p>
          </table:table-cell>
          <table:table-cell table:formula="of:=ROUND(SIN(ROW()/(10000^(2*COLUMN()/10)));6)" office:value-type="float" office:value="0.003155" calcext:value-type="float">
            <text:p>0.003155</text:p>
          </table:table-cell>
          <table:table-cell table:formula="of:=ROUND(SIN(ROW()/(10000^(2*COLUMN()/10)));6)" office:value-type="float" office:value="0.0005" calcext:value-type="float">
            <text:p>0.0005</text:p>
          </table:table-cell>
          <table:table-cell table:formula="of:=ROUND(SIN(ROW()/(10000^(2*COLUMN()/10)));6)" office:value-type="float" office:value="0.000079" calcext:value-type="float">
            <text:p>7.9E-05</text:p>
          </table:table-cell>
          <table:table-cell table:formula="of:=ROUND(SIN(ROW()/(10000^(2*COLUMN()/10)));6)" office:value-type="float" office:value="0.000013" calcext:value-type="float">
            <text:p>1.3E-05</text:p>
          </table:table-cell>
          <table:table-cell table:formula="of:=ROUND(SIN(ROW()/(10000^(2*COLUMN()/10)));6)" office:value-type="float" office:value="0.000002" calcext:value-type="float">
            <text:p>2E-06</text:p>
          </table:table-cell>
          <table:table-cell table:formula="of:=ROUND(SIN(ROW()/(10000^(2*COLUMN()/10)));6)" office:value-type="float" office:value="0" calcext:value-type="float">
            <text:p>0</text:p>
          </table:table-cell>
          <table:table-cell table:formula="of:=ROUND(SIN(ROW()/(10000^(2*COLUMN()/10)));6)" office:value-type="float" office:value="0" calcext:value-type="float">
            <text:p>0</text:p>
          </table:table-cell>
        </table:table-row>
        <table:table-row table:style-name="ro1">
          <table:table-cell table:formula="of:=ROUND(COS(ROW()/(10000^(2*COLUMN()/10)));6)" office:value-type="float" office:value="0.580922" calcext:value-type="float">
            <text:p>0.580922</text:p>
          </table:table-cell>
          <table:table-cell table:formula="of:=ROUND(COS(ROW()/(10000^(2*COLUMN()/10)));6)" office:value-type="float" office:value="0.988664" calcext:value-type="float">
            <text:p>0.988664</text:p>
          </table:table-cell>
          <table:table-cell table:formula="of:=ROUND(COS(ROW()/(10000^(2*COLUMN()/10)));6)" office:value-type="float" office:value="0.999715" calcext:value-type="float">
            <text:p>0.999715</text:p>
          </table:table-cell>
          <table:table-cell table:formula="of:=ROUND(COS(ROW()/(10000^(2*COLUMN()/10)));6)" office:value-type="float" office:value="0.999993" calcext:value-type="float">
            <text:p>0.999993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</table:table-row>
        <table:table-row table:style-name="ro1">
          <table:table-cell table:formula="of:=ROUND(SIN(ROW()/(10000^(2*COLUMN()/10)));6)" office:value-type="float" office:value="0.895443" calcext:value-type="float">
            <text:p>0.895443</text:p>
          </table:table-cell>
          <table:table-cell table:formula="of:=ROUND(SIN(ROW()/(10000^(2*COLUMN()/10)));6)" office:value-type="float" office:value="0.174927" calcext:value-type="float">
            <text:p>0.174927</text:p>
          </table:table-cell>
          <table:table-cell table:formula="of:=ROUND(SIN(ROW()/(10000^(2*COLUMN()/10)));6)" office:value-type="float" office:value="0.027864" calcext:value-type="float">
            <text:p>0.027864</text:p>
          </table:table-cell>
          <table:table-cell table:formula="of:=ROUND(SIN(ROW()/(10000^(2*COLUMN()/10)));6)" office:value-type="float" office:value="0.004417" calcext:value-type="float">
            <text:p>0.004417</text:p>
          </table:table-cell>
          <table:table-cell table:formula="of:=ROUND(SIN(ROW()/(10000^(2*COLUMN()/10)));6)" office:value-type="float" office:value="0.0007" calcext:value-type="float">
            <text:p>0.0007</text:p>
          </table:table-cell>
          <table:table-cell table:formula="of:=ROUND(SIN(ROW()/(10000^(2*COLUMN()/10)));6)" office:value-type="float" office:value="0.000111" calcext:value-type="float">
            <text:p>0.000111</text:p>
          </table:table-cell>
          <table:table-cell table:formula="of:=ROUND(SIN(ROW()/(10000^(2*COLUMN()/10)));6)" office:value-type="float" office:value="0.000018" calcext:value-type="float">
            <text:p>1.8E-05</text:p>
          </table:table-cell>
          <table:table-cell table:formula="of:=ROUND(SIN(ROW()/(10000^(2*COLUMN()/10)));6)" office:value-type="float" office:value="0.000003" calcext:value-type="float">
            <text:p>3E-06</text:p>
          </table:table-cell>
          <table:table-cell table:formula="of:=ROUND(SIN(ROW()/(10000^(2*COLUMN()/10)));6)" office:value-type="float" office:value="0" calcext:value-type="float">
            <text:p>0</text:p>
          </table:table-cell>
          <table:table-cell table:formula="of:=ROUND(SIN(ROW()/(10000^(2*COLUMN()/10)));6)" office:value-type="float" office:value="0" calcext:value-type="float">
            <text:p>0</text:p>
          </table:table-cell>
        </table:table-row>
        <table:table-row table:style-name="ro1">
          <table:table-cell table:formula="of:=ROUND(COS(ROW()/(10000^(2*COLUMN()/10)));6)" office:value-type="float" office:value="0.298272" calcext:value-type="float">
            <text:p>0.298272</text:p>
          </table:table-cell>
          <table:table-cell table:formula="of:=ROUND(COS(ROW()/(10000^(2*COLUMN()/10)));6)" office:value-type="float" office:value="0.979877" calcext:value-type="float">
            <text:p>0.979877</text:p>
          </table:table-cell>
          <table:table-cell table:formula="of:=ROUND(COS(ROW()/(10000^(2*COLUMN()/10)));6)" office:value-type="float" office:value="0.999493" calcext:value-type="float">
            <text:p>0.999493</text:p>
          </table:table-cell>
          <table:table-cell table:formula="of:=ROUND(COS(ROW()/(10000^(2*COLUMN()/10)));6)" office:value-type="float" office:value="0.999987" calcext:value-type="float">
            <text:p>0.999987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</table:table-row>
        <table:table-row table:style-name="ro1">
          <table:table-cell table:formula="of:=ROUND(SIN(ROW()/(10000^(2*COLUMN()/10)));6)" office:value-type="float" office:value="0.989594" calcext:value-type="float">
            <text:p>0.989594</text:p>
          </table:table-cell>
          <table:table-cell table:formula="of:=ROUND(SIN(ROW()/(10000^(2*COLUMN()/10)));6)" office:value-type="float" office:value="0.224149" calcext:value-type="float">
            <text:p>0.224149</text:p>
          </table:table-cell>
          <table:table-cell table:formula="of:=ROUND(SIN(ROW()/(10000^(2*COLUMN()/10)));6)" office:value-type="float" office:value="0.035822" calcext:value-type="float">
            <text:p>0.035822</text:p>
          </table:table-cell>
          <table:table-cell table:formula="of:=ROUND(SIN(ROW()/(10000^(2*COLUMN()/10)));6)" office:value-type="float" office:value="0.005679" calcext:value-type="float">
            <text:p>0.005679</text:p>
          </table:table-cell>
          <table:table-cell table:formula="of:=ROUND(SIN(ROW()/(10000^(2*COLUMN()/10)));6)" office:value-type="float" office:value="0.0009" calcext:value-type="float">
            <text:p>0.0009</text:p>
          </table:table-cell>
          <table:table-cell table:formula="of:=ROUND(SIN(ROW()/(10000^(2*COLUMN()/10)));6)" office:value-type="float" office:value="0.000143" calcext:value-type="float">
            <text:p>0.000143</text:p>
          </table:table-cell>
          <table:table-cell table:formula="of:=ROUND(SIN(ROW()/(10000^(2*COLUMN()/10)));6)" office:value-type="float" office:value="0.000023" calcext:value-type="float">
            <text:p>2.3E-05</text:p>
          </table:table-cell>
          <table:table-cell table:formula="of:=ROUND(SIN(ROW()/(10000^(2*COLUMN()/10)));6)" office:value-type="float" office:value="0.000004" calcext:value-type="float">
            <text:p>4E-06</text:p>
          </table:table-cell>
          <table:table-cell table:formula="of:=ROUND(SIN(ROW()/(10000^(2*COLUMN()/10)));6)" office:value-type="float" office:value="0.000001" calcext:value-type="float">
            <text:p>1E-06</text:p>
          </table:table-cell>
          <table:table-cell table:formula="of:=ROUND(SIN(ROW()/(10000^(2*COLUMN()/10)));6)" office:value-type="float" office:value="0" calcext:value-type="float">
            <text:p>0</text:p>
          </table:table-cell>
        </table:table-row>
        <table:table-row table:style-name="ro1">
          <table:table-cell table:formula="of:=ROUND(COS(ROW()/(10000^(2*COLUMN()/10)));6)" office:value-type="float" office:value="-0.014096" calcext:value-type="float">
            <text:p>-0.014096</text:p>
          </table:table-cell>
          <table:table-cell table:formula="of:=ROUND(COS(ROW()/(10000^(2*COLUMN()/10)));6)" office:value-type="float" office:value="0.968618" calcext:value-type="float">
            <text:p>0.968618</text:p>
          </table:table-cell>
          <table:table-cell table:formula="of:=ROUND(COS(ROW()/(10000^(2*COLUMN()/10)));6)" office:value-type="float" office:value="0.999208" calcext:value-type="float">
            <text:p>0.999208</text:p>
          </table:table-cell>
          <table:table-cell table:formula="of:=ROUND(COS(ROW()/(10000^(2*COLUMN()/10)));6)" office:value-type="float" office:value="0.99998" calcext:value-type="float">
            <text:p>0.99998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  <table:table-cell table:formula="of:=ROUND(COS(ROW()/(10000^(2*COLUMN()/10)));6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'=ROUND</text:span><text:span text:style-name="T2">(</text:span><text:span text:style-name="T3">SIN(ROW()/(10000^(2*COLUMN()/10))),6</text:span><text:span text:style-name="T2">)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'=ROUND</text:span><text:span text:style-name="T2">(COS</text:span><text:span text:style-name="T3">(ROW()/(10000^(2*COLUMN()/10))),6</text:span><text:span text:style-name="T2">)</text:span>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</table:table>
      <table:table table:name="better representation in rad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4" table:number-columns-repeated="4" table:default-cell-style-name="Default"/>
        <table:table-row table:style-name="ro1">
          <table:table-cell table:formula="of:=ROUND(SIN(COLUMN()/(10000^(2*ROW()/10)));6)" office:value-type="float" office:value="0.157827" calcext:value-type="float">
            <text:p>0.157827</text:p>
          </table:table-cell>
          <table:table-cell table:formula="of:=ROUND(SIN(COLUMN()/(10000^(2*ROW()/10)));6)" office:value-type="float" office:value="0.311697" calcext:value-type="float">
            <text:p>0.311697</text:p>
          </table:table-cell>
          <table:table-cell table:formula="of:=ROUND(SIN(COLUMN()/(10000^(2*ROW()/10)));6)" office:value-type="float" office:value="0.457755" calcext:value-type="float">
            <text:p>0.457755</text:p>
          </table:table-cell>
          <table:table-cell table:formula="of:=ROUND(SIN(COLUMN()/(10000^(2*ROW()/10)));6)" office:value-type="float" office:value="0.592338" calcext:value-type="float">
            <text:p>0.592338</text:p>
          </table:table-cell>
          <table:table-cell table:formula="of:=ROUND(SIN(COLUMN()/(10000^(2*ROW()/10)));6)" office:value-type="float" office:value="0.712073" calcext:value-type="float">
            <text:p>0.712073</text:p>
          </table:table-cell>
          <table:table-cell table:formula="of:=ROUND(SIN(COLUMN()/(10000^(2*ROW()/10)));6)" office:value-type="float" office:value="0.81396" calcext:value-type="float">
            <text:p>0.81396</text:p>
          </table:table-cell>
          <table:table-cell table:formula="of:=ROUND(SIN(COLUMN()/(10000^(2*ROW()/10)));6)" office:value-type="float" office:value="0.895443" calcext:value-type="float">
            <text:p>0.895443</text:p>
          </table:table-cell>
          <table:table-cell table:formula="of:=ROUND(SIN(COLUMN()/(10000^(2*ROW()/10)));6)" office:value-type="float" office:value="0.954481" calcext:value-type="float">
            <text:p>0.954481</text:p>
          </table:table-cell>
          <table:table-cell table:formula="of:=ROUND(SIN(COLUMN()/(10000^(2*ROW()/10)));6)" office:value-type="float" office:value="0.989594" calcext:value-type="float">
            <text:p>0.989594</text:p>
          </table:table-cell>
          <table:table-cell table:formula="of:=ROUND(SIN(COLUMN()/(10000^(2*ROW()/10)));6)" office:value-type="float" office:value="0.999901" calcext:value-type="float">
            <text:p>0.999901</text:p>
          </table:table-cell>
          <table:table-cell table:formula="of:=ROUND(SIN(COLUMN()/(10000^(2*ROW()/10)));6)" office:value-type="float" office:value="0.985144" calcext:value-type="float">
            <text:p>0.985144</text:p>
          </table:table-cell>
          <table:table-cell table:formula="of:=ROUND(SIN(COLUMN()/(10000^(2*ROW()/10)));6)" office:value-type="float" office:value="0.945693" calcext:value-type="float">
            <text:p>0.945693</text:p>
          </table:table-cell>
          <table:table-cell table:formula="of:=ROUND(SIN(COLUMN()/(10000^(2*ROW()/10)));6)" office:value-type="float" office:value="0.882538" calcext:value-type="float">
            <text:p>0.882538</text:p>
          </table:table-cell>
        </table:table-row>
        <table:table-row table:style-name="ro1">
          <table:table-cell table:formula="of:=ROUND(COS(COLUMN()/(10000^(2*ROW()/10)));6)" office:value-type="float" office:value="0.999685" calcext:value-type="float">
            <text:p>0.999685</text:p>
          </table:table-cell>
          <table:table-cell table:formula="of:=ROUND(COS(COLUMN()/(10000^(2*ROW()/10)));6)" office:value-type="float" office:value="0.998738" calcext:value-type="float">
            <text:p>0.998738</text:p>
          </table:table-cell>
          <table:table-cell table:formula="of:=ROUND(COS(COLUMN()/(10000^(2*ROW()/10)));6)" office:value-type="float" office:value="0.997162" calcext:value-type="float">
            <text:p>0.997162</text:p>
          </table:table-cell>
          <table:table-cell table:formula="of:=ROUND(COS(COLUMN()/(10000^(2*ROW()/10)));6)" office:value-type="float" office:value="0.994957" calcext:value-type="float">
            <text:p>0.994957</text:p>
          </table:table-cell>
          <table:table-cell table:formula="of:=ROUND(COS(COLUMN()/(10000^(2*ROW()/10)));6)" office:value-type="float" office:value="0.992123" calcext:value-type="float">
            <text:p>0.992123</text:p>
          </table:table-cell>
          <table:table-cell table:formula="of:=ROUND(COS(COLUMN()/(10000^(2*ROW()/10)));6)" office:value-type="float" office:value="0.988664" calcext:value-type="float">
            <text:p>0.988664</text:p>
          </table:table-cell>
          <table:table-cell table:formula="of:=ROUND(COS(COLUMN()/(10000^(2*ROW()/10)));6)" office:value-type="float" office:value="0.984581" calcext:value-type="float">
            <text:p>0.984581</text:p>
          </table:table-cell>
          <table:table-cell table:formula="of:=ROUND(COS(COLUMN()/(10000^(2*ROW()/10)));6)" office:value-type="float" office:value="0.979877" calcext:value-type="float">
            <text:p>0.979877</text:p>
          </table:table-cell>
          <table:table-cell table:formula="of:=ROUND(COS(COLUMN()/(10000^(2*ROW()/10)));6)" office:value-type="float" office:value="0.974555" calcext:value-type="float">
            <text:p>0.974555</text:p>
          </table:table-cell>
          <table:table-cell table:formula="of:=ROUND(COS(COLUMN()/(10000^(2*ROW()/10)));6)" office:value-type="float" office:value="0.968618" calcext:value-type="float">
            <text:p>0.968618</text:p>
          </table:table-cell>
          <table:table-cell table:formula="of:=ROUND(COS(COLUMN()/(10000^(2*ROW()/10)));6)" office:value-type="float" office:value="0.962069" calcext:value-type="float">
            <text:p>0.962069</text:p>
          </table:table-cell>
          <table:table-cell table:formula="of:=ROUND(COS(COLUMN()/(10000^(2*ROW()/10)));6)" office:value-type="float" office:value="0.954914" calcext:value-type="float">
            <text:p>0.954914</text:p>
          </table:table-cell>
          <table:table-cell table:formula="of:=ROUND(COS(COLUMN()/(10000^(2*ROW()/10)));6)" office:value-type="float" office:value="0.947156" calcext:value-type="float">
            <text:p>0.947156</text:p>
          </table:table-cell>
        </table:table-row>
        <table:table-row table:style-name="ro1">
          <table:table-cell table:formula="of:=ROUND(SIN(COLUMN()/(10000^(2*ROW()/10)));6)" office:value-type="float" office:value="0.003981" calcext:value-type="float">
            <text:p>0.003981</text:p>
          </table:table-cell>
          <table:table-cell table:formula="of:=ROUND(SIN(COLUMN()/(10000^(2*ROW()/10)));6)" office:value-type="float" office:value="0.007962" calcext:value-type="float">
            <text:p>0.007962</text:p>
          </table:table-cell>
          <table:table-cell table:formula="of:=ROUND(SIN(COLUMN()/(10000^(2*ROW()/10)));6)" office:value-type="float" office:value="0.011943" calcext:value-type="float">
            <text:p>0.011943</text:p>
          </table:table-cell>
          <table:table-cell table:formula="of:=ROUND(SIN(COLUMN()/(10000^(2*ROW()/10)));6)" office:value-type="float" office:value="0.015924" calcext:value-type="float">
            <text:p>0.015924</text:p>
          </table:table-cell>
          <table:table-cell table:formula="of:=ROUND(SIN(COLUMN()/(10000^(2*ROW()/10)));6)" office:value-type="float" office:value="0.019904" calcext:value-type="float">
            <text:p>0.019904</text:p>
          </table:table-cell>
          <table:table-cell table:formula="of:=ROUND(SIN(COLUMN()/(10000^(2*ROW()/10)));6)" office:value-type="float" office:value="0.023884" calcext:value-type="float">
            <text:p>0.023884</text:p>
          </table:table-cell>
          <table:table-cell table:formula="of:=ROUND(SIN(COLUMN()/(10000^(2*ROW()/10)));6)" office:value-type="float" office:value="0.027864" calcext:value-type="float">
            <text:p>0.027864</text:p>
          </table:table-cell>
          <table:table-cell table:formula="of:=ROUND(SIN(COLUMN()/(10000^(2*ROW()/10)));6)" office:value-type="float" office:value="0.031843" calcext:value-type="float">
            <text:p>0.031843</text:p>
          </table:table-cell>
          <table:table-cell table:formula="of:=ROUND(SIN(COLUMN()/(10000^(2*ROW()/10)));6)" office:value-type="float" office:value="0.035822" calcext:value-type="float">
            <text:p>0.035822</text:p>
          </table:table-cell>
          <table:table-cell table:formula="of:=ROUND(SIN(COLUMN()/(10000^(2*ROW()/10)));6)" office:value-type="float" office:value="0.0398" calcext:value-type="float">
            <text:p>0.0398</text:p>
          </table:table-cell>
          <table:table-cell table:formula="of:=ROUND(SIN(COLUMN()/(10000^(2*ROW()/10)));6)" office:value-type="float" office:value="0.043778" calcext:value-type="float">
            <text:p>0.043778</text:p>
          </table:table-cell>
          <table:table-cell table:formula="of:=ROUND(SIN(COLUMN()/(10000^(2*ROW()/10)));6)" office:value-type="float" office:value="0.047755" calcext:value-type="float">
            <text:p>0.047755</text:p>
          </table:table-cell>
          <table:table-cell table:formula="of:=ROUND(SIN(COLUMN()/(10000^(2*ROW()/10)));6)" office:value-type="float" office:value="0.051731" calcext:value-type="float">
            <text:p>0.051731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0.999999" calcext:value-type="float">
            <text:p>0.999999</text:p>
          </table:table-cell>
          <table:table-cell table:formula="of:=ROUND(COS(COLUMN()/(10000^(2*ROW()/10)));6)" office:value-type="float" office:value="0.999998" calcext:value-type="float">
            <text:p>0.999998</text:p>
          </table:table-cell>
          <table:table-cell table:formula="of:=ROUND(COS(COLUMN()/(10000^(2*ROW()/10)));6)" office:value-type="float" office:value="0.999997" calcext:value-type="float">
            <text:p>0.999997</text:p>
          </table:table-cell>
          <table:table-cell table:formula="of:=ROUND(COS(COLUMN()/(10000^(2*ROW()/10)));6)" office:value-type="float" office:value="0.999995" calcext:value-type="float">
            <text:p>0.999995</text:p>
          </table:table-cell>
          <table:table-cell table:formula="of:=ROUND(COS(COLUMN()/(10000^(2*ROW()/10)));6)" office:value-type="float" office:value="0.999993" calcext:value-type="float">
            <text:p>0.999993</text:p>
          </table:table-cell>
          <table:table-cell table:formula="of:=ROUND(COS(COLUMN()/(10000^(2*ROW()/10)));6)" office:value-type="float" office:value="0.99999" calcext:value-type="float">
            <text:p>0.99999</text:p>
          </table:table-cell>
          <table:table-cell table:formula="of:=ROUND(COS(COLUMN()/(10000^(2*ROW()/10)));6)" office:value-type="float" office:value="0.999987" calcext:value-type="float">
            <text:p>0.999987</text:p>
          </table:table-cell>
          <table:table-cell table:formula="of:=ROUND(COS(COLUMN()/(10000^(2*ROW()/10)));6)" office:value-type="float" office:value="0.999984" calcext:value-type="float">
            <text:p>0.999984</text:p>
          </table:table-cell>
          <table:table-cell table:formula="of:=ROUND(COS(COLUMN()/(10000^(2*ROW()/10)));6)" office:value-type="float" office:value="0.99998" calcext:value-type="float">
            <text:p>0.99998</text:p>
          </table:table-cell>
          <table:table-cell table:formula="of:=ROUND(COS(COLUMN()/(10000^(2*ROW()/10)));6)" office:value-type="float" office:value="0.999976" calcext:value-type="float">
            <text:p>0.999976</text:p>
          </table:table-cell>
          <table:table-cell table:formula="of:=ROUND(COS(COLUMN()/(10000^(2*ROW()/10)));6)" office:value-type="float" office:value="0.999971" calcext:value-type="float">
            <text:p>0.999971</text:p>
          </table:table-cell>
          <table:table-cell table:formula="of:=ROUND(COS(COLUMN()/(10000^(2*ROW()/10)));6)" office:value-type="float" office:value="0.999966" calcext:value-type="float">
            <text:p>0.999966</text:p>
          </table:table-cell>
        </table:table-row>
        <table:table-row table:style-name="ro1">
          <table:table-cell table:formula="of:=ROUND(SIN(COLUMN()/(10000^(2*ROW()/10)));6)" office:value-type="float" office:value="0.0001" calcext:value-type="float">
            <text:p>0.0001</text:p>
          </table:table-cell>
          <table:table-cell table:formula="of:=ROUND(SIN(COLUMN()/(10000^(2*ROW()/10)));6)" office:value-type="float" office:value="0.0002" calcext:value-type="float">
            <text:p>0.0002</text:p>
          </table:table-cell>
          <table:table-cell table:formula="of:=ROUND(SIN(COLUMN()/(10000^(2*ROW()/10)));6)" office:value-type="float" office:value="0.0003" calcext:value-type="float">
            <text:p>0.0003</text:p>
          </table:table-cell>
          <table:table-cell table:formula="of:=ROUND(SIN(COLUMN()/(10000^(2*ROW()/10)));6)" office:value-type="float" office:value="0.0004" calcext:value-type="float">
            <text:p>0.0004</text:p>
          </table:table-cell>
          <table:table-cell table:formula="of:=ROUND(SIN(COLUMN()/(10000^(2*ROW()/10)));6)" office:value-type="float" office:value="0.0005" calcext:value-type="float">
            <text:p>0.0005</text:p>
          </table:table-cell>
          <table:table-cell table:formula="of:=ROUND(SIN(COLUMN()/(10000^(2*ROW()/10)));6)" office:value-type="float" office:value="0.0006" calcext:value-type="float">
            <text:p>0.0006</text:p>
          </table:table-cell>
          <table:table-cell table:formula="of:=ROUND(SIN(COLUMN()/(10000^(2*ROW()/10)));6)" office:value-type="float" office:value="0.0007" calcext:value-type="float">
            <text:p>0.0007</text:p>
          </table:table-cell>
          <table:table-cell table:formula="of:=ROUND(SIN(COLUMN()/(10000^(2*ROW()/10)));6)" office:value-type="float" office:value="0.0008" calcext:value-type="float">
            <text:p>0.0008</text:p>
          </table:table-cell>
          <table:table-cell table:formula="of:=ROUND(SIN(COLUMN()/(10000^(2*ROW()/10)));6)" office:value-type="float" office:value="0.0009" calcext:value-type="float">
            <text:p>0.0009</text:p>
          </table:table-cell>
          <table:table-cell table:formula="of:=ROUND(SIN(COLUMN()/(10000^(2*ROW()/10)));6)" office:value-type="float" office:value="0.001" calcext:value-type="float">
            <text:p>0.001</text:p>
          </table:table-cell>
          <table:table-cell table:formula="of:=ROUND(SIN(COLUMN()/(10000^(2*ROW()/10)));6)" office:value-type="float" office:value="0.0011" calcext:value-type="float">
            <text:p>0.0011</text:p>
          </table:table-cell>
          <table:table-cell table:formula="of:=ROUND(SIN(COLUMN()/(10000^(2*ROW()/10)));6)" office:value-type="float" office:value="0.0012" calcext:value-type="float">
            <text:p>0.0012</text:p>
          </table:table-cell>
          <table:table-cell table:formula="of:=ROUND(SIN(COLUMN()/(10000^(2*ROW()/10)));6)" office:value-type="float" office:value="0.0013" calcext:value-type="float">
            <text:p>0.0013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  <table:table-row table:style-name="ro1">
          <table:table-cell table:formula="of:=ROUND(SIN(COLUMN()/(10000^(2*ROW()/10)));6)" office:value-type="float" office:value="0.000003" calcext:value-type="float">
            <text:p>3E-06</text:p>
          </table:table-cell>
          <table:table-cell table:formula="of:=ROUND(SIN(COLUMN()/(10000^(2*ROW()/10)));6)" office:value-type="float" office:value="0.000005" calcext:value-type="float">
            <text:p>5E-06</text:p>
          </table:table-cell>
          <table:table-cell table:formula="of:=ROUND(SIN(COLUMN()/(10000^(2*ROW()/10)));6)" office:value-type="float" office:value="0.000008" calcext:value-type="float">
            <text:p>8E-06</text:p>
          </table:table-cell>
          <table:table-cell table:formula="of:=ROUND(SIN(COLUMN()/(10000^(2*ROW()/10)));6)" office:value-type="float" office:value="0.00001" calcext:value-type="float">
            <text:p>1E-05</text:p>
          </table:table-cell>
          <table:table-cell table:formula="of:=ROUND(SIN(COLUMN()/(10000^(2*ROW()/10)));6)" office:value-type="float" office:value="0.000013" calcext:value-type="float">
            <text:p>1.3E-05</text:p>
          </table:table-cell>
          <table:table-cell table:formula="of:=ROUND(SIN(COLUMN()/(10000^(2*ROW()/10)));6)" office:value-type="float" office:value="0.000015" calcext:value-type="float">
            <text:p>1.5E-05</text:p>
          </table:table-cell>
          <table:table-cell table:formula="of:=ROUND(SIN(COLUMN()/(10000^(2*ROW()/10)));6)" office:value-type="float" office:value="0.000018" calcext:value-type="float">
            <text:p>1.8E-05</text:p>
          </table:table-cell>
          <table:table-cell table:formula="of:=ROUND(SIN(COLUMN()/(10000^(2*ROW()/10)));6)" office:value-type="float" office:value="0.00002" calcext:value-type="float">
            <text:p>2E-05</text:p>
          </table:table-cell>
          <table:table-cell table:formula="of:=ROUND(SIN(COLUMN()/(10000^(2*ROW()/10)));6)" office:value-type="float" office:value="0.000023" calcext:value-type="float">
            <text:p>2.3E-05</text:p>
          </table:table-cell>
          <table:table-cell table:formula="of:=ROUND(SIN(COLUMN()/(10000^(2*ROW()/10)));6)" office:value-type="float" office:value="0.000025" calcext:value-type="float">
            <text:p>2.5E-05</text:p>
          </table:table-cell>
          <table:table-cell table:formula="of:=ROUND(SIN(COLUMN()/(10000^(2*ROW()/10)));6)" office:value-type="float" office:value="0.000028" calcext:value-type="float">
            <text:p>2.8E-05</text:p>
          </table:table-cell>
          <table:table-cell table:formula="of:=ROUND(SIN(COLUMN()/(10000^(2*ROW()/10)));6)" office:value-type="float" office:value="0.00003" calcext:value-type="float">
            <text:p>3E-05</text:p>
          </table:table-cell>
          <table:table-cell table:formula="of:=ROUND(SIN(COLUMN()/(10000^(2*ROW()/10)));6)" office:value-type="float" office:value="0.000033" calcext:value-type="float">
            <text:p>3.3E-05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  <table:table-row table:style-name="ro1"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.000001" calcext:value-type="float">
            <text:p>1E-06</text:p>
          </table:table-cell>
          <table:table-cell table:formula="of:=ROUND(SIN(COLUMN()/(10000^(2*ROW()/10)));6)" office:value-type="float" office:value="0.000001" calcext:value-type="float">
            <text:p>1E-06</text:p>
          </table:table-cell>
          <table:table-cell table:formula="of:=ROUND(SIN(COLUMN()/(10000^(2*ROW()/10)));6)" office:value-type="float" office:value="0.000001" calcext:value-type="float">
            <text:p>1E-06</text:p>
          </table:table-cell>
          <table:table-cell table:formula="of:=ROUND(SIN(COLUMN()/(10000^(2*ROW()/10)));6)" office:value-type="float" office:value="0.000001" calcext:value-type="float">
            <text:p>1E-06</text:p>
          </table:table-cell>
          <table:table-cell table:formula="of:=ROUND(SIN(COLUMN()/(10000^(2*ROW()/10)));6)" office:value-type="float" office:value="0.000001" calcext:value-type="float">
            <text:p>1E-06</text:p>
          </table:table-cell>
          <table:table-cell table:formula="of:=ROUND(SIN(COLUMN()/(10000^(2*ROW()/10)));6)" office:value-type="float" office:value="0.000001" calcext:value-type="float">
            <text:p>1E-06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  <table:table-row table:style-name="ro1"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  <table:table-row table:style-name="ro1"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  <table:table-row table:style-name="ro1"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  <table:table-row table:style-name="ro1"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  <table:table-row table:style-name="ro1"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  <table:table-cell table:formula="of:=ROUND(SIN(COLUMN()/(10000^(2*ROW()/10)));6)" office:value-type="float" office:value="0" calcext:value-type="float">
            <text:p>0</text:p>
          </table:table-cell>
        </table:table-row>
        <table:table-row table:style-name="ro1"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  <table:table-cell table:formula="of:=ROUND(COS(COLUMN()/(10000^(2*ROW()/10)));6)" office:value-type="float" office:value="1" calcext:value-type="float">
            <text:p>1</text:p>
          </table:table-cell>
        </table:table-row>
      </table:table>
      <table:table table:name="degrees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5" table:number-columns-repeated="4" table:default-cell-style-name="Default"/>
        <table:table-row table:style-name="ro1">
          <table:table-cell table:formula="of:=ROUND(SIN(DEGREES(COLUMN()/(10000^(2*ROW()/10))));6)" office:value-type="float" office:value="0.337264" calcext:value-type="float">
            <text:p>0.337264</text:p>
          </table:table-cell>
          <table:table-cell table:formula="of:=ROUND(SIN(DEGREES(COLUMN()/(10000^(2*ROW()/10))));6)" office:value-type="float" office:value="-0.635007" calcext:value-type="float">
            <text:p>-0.635007</text:p>
          </table:table-cell>
          <table:table-cell table:formula="of:=ROUND(SIN(DEGREES(COLUMN()/(10000^(2*ROW()/10))));6)" office:value-type="float" office:value="0.858341" calcext:value-type="float">
            <text:p>0.858341</text:p>
          </table:table-cell>
          <table:table-cell table:formula="of:=ROUND(SIN(DEGREES(COLUMN()/(10000^(2*ROW()/10))));6)" office:value-type="float" office:value="-0.981094" calcext:value-type="float">
            <text:p>-0.981094</text:p>
          </table:table-cell>
          <table:table-cell table:formula="of:=ROUND(SIN(DEGREES(COLUMN()/(10000^(2*ROW()/10))));6)" office:value-type="float" office:value="0.988883" calcext:value-type="float">
            <text:p>0.988883</text:p>
          </table:table-cell>
          <table:table-cell table:formula="of:=ROUND(SIN(DEGREES(COLUMN()/(10000^(2*ROW()/10))));6)" office:value-type="float" office:value="-0.880795" calcext:value-type="float">
            <text:p>-0.880795</text:p>
          </table:table-cell>
          <table:table-cell table:formula="of:=ROUND(SIN(DEGREES(COLUMN()/(10000^(2*ROW()/10))));6)" office:value-type="float" office:value="0.669496" calcext:value-type="float">
            <text:p>0.669496</text:p>
          </table:table-cell>
          <table:table-cell table:formula="of:=ROUND(SIN(DEGREES(COLUMN()/(10000^(2*ROW()/10))));6)" office:value-type="float" office:value="-0.379746" calcext:value-type="float">
            <text:p>-0.379746</text:p>
          </table:table-cell>
          <table:table-cell table:formula="of:=ROUND(SIN(DEGREES(COLUMN()/(10000^(2*ROW()/10))));6)" office:value-type="float" office:value="0.045497" calcext:value-type="float">
            <text:p>0.045497</text:p>
          </table:table-cell>
          <table:table-cell table:formula="of:=ROUND(SIN(DEGREES(COLUMN()/(10000^(2*ROW()/10))));6)" office:value-type="float" office:value="0.294083" calcext:value-type="float">
            <text:p>0.294083</text:p>
          </table:table-cell>
          <table:table-cell table:formula="of:=ROUND(SIN(DEGREES(COLUMN()/(10000^(2*ROW()/10))));6)" office:value-type="float" office:value="-0.599203" calcext:value-type="float">
            <text:p>-0.599203</text:p>
          </table:table-cell>
          <table:table-cell table:formula="of:=ROUND(SIN(DEGREES(COLUMN()/(10000^(2*ROW()/10))));6)" office:value-type="float" office:value="0.834108" calcext:value-type="float">
            <text:p>0.834108</text:p>
          </table:table-cell>
          <table:table-cell table:formula="of:=ROUND(SIN(DEGREES(COLUMN()/(10000^(2*ROW()/10))));6)" office:value-type="float" office:value="-0.971273" calcext:value-type="float">
            <text:p>-0.971273</text:p>
          </table:table-cell>
        </table:table-row>
        <table:table-row table:style-name="ro1">
          <table:table-cell table:formula="of:=ROUND(COS(DEGREES(COLUMN()/(10000^(2*ROW()/10))));6)" office:value-type="float" office:value="0.131212" calcext:value-type="float">
            <text:p>0.131212</text:p>
          </table:table-cell>
          <table:table-cell table:formula="of:=ROUND(COS(DEGREES(COLUMN()/(10000^(2*ROW()/10))));6)" office:value-type="float" office:value="-0.965567" calcext:value-type="float">
            <text:p>-0.965567</text:p>
          </table:table-cell>
          <table:table-cell table:formula="of:=ROUND(COS(DEGREES(COLUMN()/(10000^(2*ROW()/10))));6)" office:value-type="float" office:value="-0.3846" calcext:value-type="float">
            <text:p>-0.3846</text:p>
          </table:table-cell>
          <table:table-cell table:formula="of:=ROUND(COS(DEGREES(COLUMN()/(10000^(2*ROW()/10))));6)" office:value-type="float" office:value="0.864639" calcext:value-type="float">
            <text:p>0.864639</text:p>
          </table:table-cell>
          <table:table-cell table:formula="of:=ROUND(COS(DEGREES(COLUMN()/(10000^(2*ROW()/10))));6)" office:value-type="float" office:value="0.611502" calcext:value-type="float">
            <text:p>0.611502</text:p>
          </table:table-cell>
          <table:table-cell table:formula="of:=ROUND(COS(DEGREES(COLUMN()/(10000^(2*ROW()/10))));6)" office:value-type="float" office:value="-0.704166" calcext:value-type="float">
            <text:p>-0.704166</text:p>
          </table:table-cell>
          <table:table-cell table:formula="of:=ROUND(COS(DEGREES(COLUMN()/(10000^(2*ROW()/10))));6)" office:value-type="float" office:value="-0.796292" calcext:value-type="float">
            <text:p>-0.796292</text:p>
          </table:table-cell>
          <table:table-cell table:formula="of:=ROUND(COS(DEGREES(COLUMN()/(10000^(2*ROW()/10))));6)" office:value-type="float" office:value="0.4952" calcext:value-type="float">
            <text:p>0.4952</text:p>
          </table:table-cell>
          <table:table-cell table:formula="of:=ROUND(COS(DEGREES(COLUMN()/(10000^(2*ROW()/10))));6)" office:value-type="float" office:value="0.926244" calcext:value-type="float">
            <text:p>0.926244</text:p>
          </table:table-cell>
          <table:table-cell table:formula="of:=ROUND(COS(DEGREES(COLUMN()/(10000^(2*ROW()/10))));6)" office:value-type="float" office:value="-0.252131" calcext:value-type="float">
            <text:p>-0.252131</text:p>
          </table:table-cell>
          <table:table-cell table:formula="of:=ROUND(COS(DEGREES(COLUMN()/(10000^(2*ROW()/10))));6)" office:value-type="float" office:value="-0.992409" calcext:value-type="float">
            <text:p>-0.992409</text:p>
          </table:table-cell>
          <table:table-cell table:formula="of:=ROUND(COS(DEGREES(COLUMN()/(10000^(2*ROW()/10))));6)" office:value-type="float" office:value="-0.008301" calcext:value-type="float">
            <text:p>-0.008301</text:p>
          </table:table-cell>
          <table:table-cell table:formula="of:=ROUND(COS(DEGREES(COLUMN()/(10000^(2*ROW()/10))));6)" office:value-type="float" office:value="0.990231" calcext:value-type="float">
            <text:p>0.990231</text:p>
          </table:table-cell>
        </table:table-row>
        <table:table-row table:style-name="ro1">
          <table:table-cell table:formula="of:=ROUND(SIN(DEGREES(COLUMN()/(10000^(2*ROW()/10))));6)" office:value-type="float" office:value="0.226126" calcext:value-type="float">
            <text:p>0.226126</text:p>
          </table:table-cell>
          <table:table-cell table:formula="of:=ROUND(SIN(DEGREES(COLUMN()/(10000^(2*ROW()/10))));6)" office:value-type="float" office:value="0.440537" calcext:value-type="float">
            <text:p>0.440537</text:p>
          </table:table-cell>
          <table:table-cell table:formula="of:=ROUND(SIN(DEGREES(COLUMN()/(10000^(2*ROW()/10))));6)" office:value-type="float" office:value="0.632128" calcext:value-type="float">
            <text:p>0.632128</text:p>
          </table:table-cell>
          <table:table-cell table:formula="of:=ROUND(SIN(DEGREES(COLUMN()/(10000^(2*ROW()/10))));6)" office:value-type="float" office:value="0.790971" calcext:value-type="float">
            <text:p>0.790971</text:p>
          </table:table-cell>
          <table:table-cell table:formula="of:=ROUND(SIN(DEGREES(COLUMN()/(10000^(2*ROW()/10))));6)" office:value-type="float" office:value="0.908839" calcext:value-type="float">
            <text:p>0.908839</text:p>
          </table:table-cell>
          <table:table-cell table:formula="of:=ROUND(SIN(DEGREES(COLUMN()/(10000^(2*ROW()/10))));6)" office:value-type="float" office:value="0.979626" calcext:value-type="float">
            <text:p>0.979626</text:p>
          </table:table-cell>
          <table:table-cell table:formula="of:=ROUND(SIN(DEGREES(COLUMN()/(10000^(2*ROW()/10))));6)" office:value-type="float" office:value="0.999665" calcext:value-type="float">
            <text:p>0.999665</text:p>
          </table:table-cell>
          <table:table-cell table:formula="of:=ROUND(SIN(DEGREES(COLUMN()/(10000^(2*ROW()/10))));6)" office:value-type="float" office:value="0.967917" calcext:value-type="float">
            <text:p>0.967917</text:p>
          </table:table-cell>
          <table:table-cell table:formula="of:=ROUND(SIN(DEGREES(COLUMN()/(10000^(2*ROW()/10))));6)" office:value-type="float" office:value="0.886027" calcext:value-type="float">
            <text:p>0.886027</text:p>
          </table:table-cell>
          <table:table-cell table:formula="of:=ROUND(SIN(DEGREES(COLUMN()/(10000^(2*ROW()/10))));6)" office:value-type="float" office:value="0.758238" calcext:value-type="float">
            <text:p>0.758238</text:p>
          </table:table-cell>
          <table:table-cell table:formula="of:=ROUND(SIN(DEGREES(COLUMN()/(10000^(2*ROW()/10))));6)" office:value-type="float" office:value="0.591169" calcext:value-type="float">
            <text:p>0.591169</text:p>
          </table:table-cell>
          <table:table-cell table:formula="of:=ROUND(SIN(DEGREES(COLUMN()/(10000^(2*ROW()/10))));6)" office:value-type="float" office:value="0.393476" calcext:value-type="float">
            <text:p>0.393476</text:p>
          </table:table-cell>
          <table:table-cell table:formula="of:=ROUND(SIN(DEGREES(COLUMN()/(10000^(2*ROW()/10))));6)" office:value-type="float" office:value="0.175399" calcext:value-type="float">
            <text:p>0.175399</text:p>
          </table:table-cell>
        </table:table-row>
        <table:table-row table:style-name="ro1">
          <table:table-cell table:formula="of:=ROUND(COS(DEGREES(COLUMN()/(10000^(2*ROW()/10))));6)" office:value-type="float" office:value="0.999347" calcext:value-type="float">
            <text:p>0.999347</text:p>
          </table:table-cell>
          <table:table-cell table:formula="of:=ROUND(COS(DEGREES(COLUMN()/(10000^(2*ROW()/10))));6)" office:value-type="float" office:value="0.997387" calcext:value-type="float">
            <text:p>0.997387</text:p>
          </table:table-cell>
          <table:table-cell table:formula="of:=ROUND(COS(DEGREES(COLUMN()/(10000^(2*ROW()/10))));6)" office:value-type="float" office:value="0.994125" calcext:value-type="float">
            <text:p>0.994125</text:p>
          </table:table-cell>
          <table:table-cell table:formula="of:=ROUND(COS(DEGREES(COLUMN()/(10000^(2*ROW()/10))));6)" office:value-type="float" office:value="0.989563" calcext:value-type="float">
            <text:p>0.989563</text:p>
          </table:table-cell>
          <table:table-cell table:formula="of:=ROUND(COS(DEGREES(COLUMN()/(10000^(2*ROW()/10))));6)" office:value-type="float" office:value="0.983708" calcext:value-type="float">
            <text:p>0.983708</text:p>
          </table:table-cell>
          <table:table-cell table:formula="of:=ROUND(COS(DEGREES(COLUMN()/(10000^(2*ROW()/10))));6)" office:value-type="float" office:value="0.976568" calcext:value-type="float">
            <text:p>0.976568</text:p>
          </table:table-cell>
          <table:table-cell table:formula="of:=ROUND(COS(DEGREES(COLUMN()/(10000^(2*ROW()/10))));6)" office:value-type="float" office:value="0.968151" calcext:value-type="float">
            <text:p>0.968151</text:p>
          </table:table-cell>
          <table:table-cell table:formula="of:=ROUND(COS(DEGREES(COLUMN()/(10000^(2*ROW()/10))));6)" office:value-type="float" office:value="0.95847" calcext:value-type="float">
            <text:p>0.95847</text:p>
          </table:table-cell>
          <table:table-cell table:formula="of:=ROUND(COS(DEGREES(COLUMN()/(10000^(2*ROW()/10))));6)" office:value-type="float" office:value="0.947535" calcext:value-type="float">
            <text:p>0.947535</text:p>
          </table:table-cell>
          <table:table-cell table:formula="of:=ROUND(COS(DEGREES(COLUMN()/(10000^(2*ROW()/10))));6)" office:value-type="float" office:value="0.935363" calcext:value-type="float">
            <text:p>0.935363</text:p>
          </table:table-cell>
          <table:table-cell table:formula="of:=ROUND(COS(DEGREES(COLUMN()/(10000^(2*ROW()/10))));6)" office:value-type="float" office:value="0.921969" calcext:value-type="float">
            <text:p>0.921969</text:p>
          </table:table-cell>
          <table:table-cell table:formula="of:=ROUND(COS(DEGREES(COLUMN()/(10000^(2*ROW()/10))));6)" office:value-type="float" office:value="0.907369" calcext:value-type="float">
            <text:p>0.907369</text:p>
          </table:table-cell>
          <table:table-cell table:formula="of:=ROUND(COS(DEGREES(COLUMN()/(10000^(2*ROW()/10))));6)" office:value-type="float" office:value="0.891584" calcext:value-type="float">
            <text:p>0.891584</text:p>
          </table:table-cell>
        </table:table-row>
        <table:table-row table:style-name="ro1">
          <table:table-cell table:formula="of:=ROUND(SIN(DEGREES(COLUMN()/(10000^(2*ROW()/10))));6)" office:value-type="float" office:value="0.00573" calcext:value-type="float">
            <text:p>0.00573</text:p>
          </table:table-cell>
          <table:table-cell table:formula="of:=ROUND(SIN(DEGREES(COLUMN()/(10000^(2*ROW()/10))));6)" office:value-type="float" office:value="0.011459" calcext:value-type="float">
            <text:p>0.011459</text:p>
          </table:table-cell>
          <table:table-cell table:formula="of:=ROUND(SIN(DEGREES(COLUMN()/(10000^(2*ROW()/10))));6)" office:value-type="float" office:value="0.017188" calcext:value-type="float">
            <text:p>0.017188</text:p>
          </table:table-cell>
          <table:table-cell table:formula="of:=ROUND(SIN(DEGREES(COLUMN()/(10000^(2*ROW()/10))));6)" office:value-type="float" office:value="0.022916" calcext:value-type="float">
            <text:p>0.022916</text:p>
          </table:table-cell>
          <table:table-cell table:formula="of:=ROUND(SIN(DEGREES(COLUMN()/(10000^(2*ROW()/10))));6)" office:value-type="float" office:value="0.028644" calcext:value-type="float">
            <text:p>0.028644</text:p>
          </table:table-cell>
          <table:table-cell table:formula="of:=ROUND(SIN(DEGREES(COLUMN()/(10000^(2*ROW()/10))));6)" office:value-type="float" office:value="0.034371" calcext:value-type="float">
            <text:p>0.034371</text:p>
          </table:table-cell>
          <table:table-cell table:formula="of:=ROUND(SIN(DEGREES(COLUMN()/(10000^(2*ROW()/10))));6)" office:value-type="float" office:value="0.040096" calcext:value-type="float">
            <text:p>0.040096</text:p>
          </table:table-cell>
          <table:table-cell table:formula="of:=ROUND(SIN(DEGREES(COLUMN()/(10000^(2*ROW()/10))));6)" office:value-type="float" office:value="0.045821" calcext:value-type="float">
            <text:p>0.045821</text:p>
          </table:table-cell>
          <table:table-cell table:formula="of:=ROUND(SIN(DEGREES(COLUMN()/(10000^(2*ROW()/10))));6)" office:value-type="float" office:value="0.051543" calcext:value-type="float">
            <text:p>0.051543</text:p>
          </table:table-cell>
          <table:table-cell table:formula="of:=ROUND(SIN(DEGREES(COLUMN()/(10000^(2*ROW()/10))));6)" office:value-type="float" office:value="0.057264" calcext:value-type="float">
            <text:p>0.057264</text:p>
          </table:table-cell>
          <table:table-cell table:formula="of:=ROUND(SIN(DEGREES(COLUMN()/(10000^(2*ROW()/10))));6)" office:value-type="float" office:value="0.062984" calcext:value-type="float">
            <text:p>0.062984</text:p>
          </table:table-cell>
          <table:table-cell table:formula="of:=ROUND(SIN(DEGREES(COLUMN()/(10000^(2*ROW()/10))));6)" office:value-type="float" office:value="0.068701" calcext:value-type="float">
            <text:p>0.068701</text:p>
          </table:table-cell>
          <table:table-cell table:formula="of:=ROUND(SIN(DEGREES(COLUMN()/(10000^(2*ROW()/10))));6)" office:value-type="float" office:value="0.074416" calcext:value-type="float">
            <text:p>0.074416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0.999998" calcext:value-type="float">
            <text:p>0.999998</text:p>
          </table:table-cell>
          <table:table-cell table:formula="of:=ROUND(COS(DEGREES(COLUMN()/(10000^(2*ROW()/10))));6)" office:value-type="float" office:value="0.999996" calcext:value-type="float">
            <text:p>0.999996</text:p>
          </table:table-cell>
          <table:table-cell table:formula="of:=ROUND(COS(DEGREES(COLUMN()/(10000^(2*ROW()/10))));6)" office:value-type="float" office:value="0.999993" calcext:value-type="float">
            <text:p>0.999993</text:p>
          </table:table-cell>
          <table:table-cell table:formula="of:=ROUND(COS(DEGREES(COLUMN()/(10000^(2*ROW()/10))));6)" office:value-type="float" office:value="0.99999" calcext:value-type="float">
            <text:p>0.99999</text:p>
          </table:table-cell>
          <table:table-cell table:formula="of:=ROUND(COS(DEGREES(COLUMN()/(10000^(2*ROW()/10))));6)" office:value-type="float" office:value="0.999985" calcext:value-type="float">
            <text:p>0.999985</text:p>
          </table:table-cell>
          <table:table-cell table:formula="of:=ROUND(COS(DEGREES(COLUMN()/(10000^(2*ROW()/10))));6)" office:value-type="float" office:value="0.99998" calcext:value-type="float">
            <text:p>0.99998</text:p>
          </table:table-cell>
          <table:table-cell table:formula="of:=ROUND(COS(DEGREES(COLUMN()/(10000^(2*ROW()/10))));6)" office:value-type="float" office:value="0.999974" calcext:value-type="float">
            <text:p>0.999974</text:p>
          </table:table-cell>
          <table:table-cell table:formula="of:=ROUND(COS(DEGREES(COLUMN()/(10000^(2*ROW()/10))));6)" office:value-type="float" office:value="0.999967" calcext:value-type="float">
            <text:p>0.999967</text:p>
          </table:table-cell>
          <table:table-cell table:formula="of:=ROUND(COS(DEGREES(COLUMN()/(10000^(2*ROW()/10))));6)" office:value-type="float" office:value="0.999959" calcext:value-type="float">
            <text:p>0.999959</text:p>
          </table:table-cell>
          <table:table-cell table:formula="of:=ROUND(COS(DEGREES(COLUMN()/(10000^(2*ROW()/10))));6)" office:value-type="float" office:value="0.99995" calcext:value-type="float">
            <text:p>0.99995</text:p>
          </table:table-cell>
          <table:table-cell table:formula="of:=ROUND(COS(DEGREES(COLUMN()/(10000^(2*ROW()/10))));6)" office:value-type="float" office:value="0.999941" calcext:value-type="float">
            <text:p>0.999941</text:p>
          </table:table-cell>
          <table:table-cell table:formula="of:=ROUND(COS(DEGREES(COLUMN()/(10000^(2*ROW()/10))));6)" office:value-type="float" office:value="0.99993" calcext:value-type="float">
            <text:p>0.99993</text:p>
          </table:table-cell>
        </table:table-row>
        <table:table-row table:style-name="ro1">
          <table:table-cell table:formula="of:=ROUND(SIN(DEGREES(COLUMN()/(10000^(2*ROW()/10))));6)" office:value-type="float" office:value="0.000144" calcext:value-type="float">
            <text:p>0.000144</text:p>
          </table:table-cell>
          <table:table-cell table:formula="of:=ROUND(SIN(DEGREES(COLUMN()/(10000^(2*ROW()/10))));6)" office:value-type="float" office:value="0.000288" calcext:value-type="float">
            <text:p>0.000288</text:p>
          </table:table-cell>
          <table:table-cell table:formula="of:=ROUND(SIN(DEGREES(COLUMN()/(10000^(2*ROW()/10))));6)" office:value-type="float" office:value="0.000432" calcext:value-type="float">
            <text:p>0.000432</text:p>
          </table:table-cell>
          <table:table-cell table:formula="of:=ROUND(SIN(DEGREES(COLUMN()/(10000^(2*ROW()/10))));6)" office:value-type="float" office:value="0.000576" calcext:value-type="float">
            <text:p>0.000576</text:p>
          </table:table-cell>
          <table:table-cell table:formula="of:=ROUND(SIN(DEGREES(COLUMN()/(10000^(2*ROW()/10))));6)" office:value-type="float" office:value="0.00072" calcext:value-type="float">
            <text:p>0.00072</text:p>
          </table:table-cell>
          <table:table-cell table:formula="of:=ROUND(SIN(DEGREES(COLUMN()/(10000^(2*ROW()/10))));6)" office:value-type="float" office:value="0.000864" calcext:value-type="float">
            <text:p>0.000864</text:p>
          </table:table-cell>
          <table:table-cell table:formula="of:=ROUND(SIN(DEGREES(COLUMN()/(10000^(2*ROW()/10))));6)" office:value-type="float" office:value="0.001007" calcext:value-type="float">
            <text:p>0.001007</text:p>
          </table:table-cell>
          <table:table-cell table:formula="of:=ROUND(SIN(DEGREES(COLUMN()/(10000^(2*ROW()/10))));6)" office:value-type="float" office:value="0.001151" calcext:value-type="float">
            <text:p>0.001151</text:p>
          </table:table-cell>
          <table:table-cell table:formula="of:=ROUND(SIN(DEGREES(COLUMN()/(10000^(2*ROW()/10))));6)" office:value-type="float" office:value="0.001295" calcext:value-type="float">
            <text:p>0.001295</text:p>
          </table:table-cell>
          <table:table-cell table:formula="of:=ROUND(SIN(DEGREES(COLUMN()/(10000^(2*ROW()/10))));6)" office:value-type="float" office:value="0.001439" calcext:value-type="float">
            <text:p>0.001439</text:p>
          </table:table-cell>
          <table:table-cell table:formula="of:=ROUND(SIN(DEGREES(COLUMN()/(10000^(2*ROW()/10))));6)" office:value-type="float" office:value="0.001583" calcext:value-type="float">
            <text:p>0.001583</text:p>
          </table:table-cell>
          <table:table-cell table:formula="of:=ROUND(SIN(DEGREES(COLUMN()/(10000^(2*ROW()/10))));6)" office:value-type="float" office:value="0.001727" calcext:value-type="float">
            <text:p>0.001727</text:p>
          </table:table-cell>
          <table:table-cell table:formula="of:=ROUND(SIN(DEGREES(COLUMN()/(10000^(2*ROW()/10))));6)" office:value-type="float" office:value="0.001871" calcext:value-type="float">
            <text:p>0.001871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</table:table-row>
        <table:table-row table:style-name="ro1">
          <table:table-cell table:formula="of:=ROUND(SIN(DEGREES(COLUMN()/(10000^(2*ROW()/10))));6)" office:value-type="float" office:value="0.000004" calcext:value-type="float">
            <text:p>4E-06</text:p>
          </table:table-cell>
          <table:table-cell table:formula="of:=ROUND(SIN(DEGREES(COLUMN()/(10000^(2*ROW()/10))));6)" office:value-type="float" office:value="0.000007" calcext:value-type="float">
            <text:p>7E-06</text:p>
          </table:table-cell>
          <table:table-cell table:formula="of:=ROUND(SIN(DEGREES(COLUMN()/(10000^(2*ROW()/10))));6)" office:value-type="float" office:value="0.000011" calcext:value-type="float">
            <text:p>1.1E-05</text:p>
          </table:table-cell>
          <table:table-cell table:formula="of:=ROUND(SIN(DEGREES(COLUMN()/(10000^(2*ROW()/10))));6)" office:value-type="float" office:value="0.000014" calcext:value-type="float">
            <text:p>1.4E-05</text:p>
          </table:table-cell>
          <table:table-cell table:formula="of:=ROUND(SIN(DEGREES(COLUMN()/(10000^(2*ROW()/10))));6)" office:value-type="float" office:value="0.000018" calcext:value-type="float">
            <text:p>1.8E-05</text:p>
          </table:table-cell>
          <table:table-cell table:formula="of:=ROUND(SIN(DEGREES(COLUMN()/(10000^(2*ROW()/10))));6)" office:value-type="float" office:value="0.000022" calcext:value-type="float">
            <text:p>2.2E-05</text:p>
          </table:table-cell>
          <table:table-cell table:formula="of:=ROUND(SIN(DEGREES(COLUMN()/(10000^(2*ROW()/10))));6)" office:value-type="float" office:value="0.000025" calcext:value-type="float">
            <text:p>2.5E-05</text:p>
          </table:table-cell>
          <table:table-cell table:formula="of:=ROUND(SIN(DEGREES(COLUMN()/(10000^(2*ROW()/10))));6)" office:value-type="float" office:value="0.000029" calcext:value-type="float">
            <text:p>2.9E-05</text:p>
          </table:table-cell>
          <table:table-cell table:formula="of:=ROUND(SIN(DEGREES(COLUMN()/(10000^(2*ROW()/10))));6)" office:value-type="float" office:value="0.000033" calcext:value-type="float">
            <text:p>3.3E-05</text:p>
          </table:table-cell>
          <table:table-cell table:formula="of:=ROUND(SIN(DEGREES(COLUMN()/(10000^(2*ROW()/10))));6)" office:value-type="float" office:value="0.000036" calcext:value-type="float">
            <text:p>3.6E-05</text:p>
          </table:table-cell>
          <table:table-cell table:formula="of:=ROUND(SIN(DEGREES(COLUMN()/(10000^(2*ROW()/10))));6)" office:value-type="float" office:value="0.00004" calcext:value-type="float">
            <text:p>4E-05</text:p>
          </table:table-cell>
          <table:table-cell table:formula="of:=ROUND(SIN(DEGREES(COLUMN()/(10000^(2*ROW()/10))));6)" office:value-type="float" office:value="0.000043" calcext:value-type="float">
            <text:p>4.3E-05</text:p>
          </table:table-cell>
          <table:table-cell table:formula="of:=ROUND(SIN(DEGREES(COLUMN()/(10000^(2*ROW()/10))));6)" office:value-type="float" office:value="0.000047" calcext:value-type="float">
            <text:p>4.7E-05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</table:table-row>
        <table:table-row table:style-name="ro1"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  <table:table-cell table:formula="of:=ROUND(SIN(DEGREES(COLUMN()/(10000^(2*ROW()/10))));6)" office:value-type="float" office:value="0.000001" calcext:value-type="float">
            <text:p>1E-06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</table:table-row>
        <table:table-row table:style-name="ro1"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</table:table-row>
        <table:table-row table:style-name="ro1"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</table:table-row>
        <table:table-row table:style-name="ro1"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</table:table-row>
        <table:table-row table:style-name="ro1"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</table:table-row>
        <table:table-row table:style-name="ro1"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  <table:table-cell table:formula="of:=ROUND(COS(DEGREES(COLUMN()/(10000^(2*ROW()/10))));6)" office:value-type="float" office:value="1" calcext:value-type="float">
            <text:p>1</text:p>
          </table:table-cell>
        </table:table-row>
        <table:table-row table:style-name="ro1"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  <table:table-cell table:formula="of:=ROUND(SIN(DEGREES(COLUMN()/(10000^(2*ROW()/10))));6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8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4:26:01.566293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2:29:12.103647261</meta:creation-date>
    <dc:date>2021-03-03T14:38:33.947177335</dc:date>
    <meta:editing-duration>PT15M</meta:editing-duration>
    <meta:editing-cycles>4</meta:editing-cycles>
    <meta:generator>LibreOffice/6.1.5.2$Linux_X86_64 LibreOffice_project/10$Build-2</meta:generator>
    <meta:document-statistic meta:table-count="3" meta:cell-count="635" meta:object-count="0"/>
  </office:meta>
</office:document-meta>
</file>